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name="odfdo_auto_1">
      <style:table-cell-properties fo:background-color="#000080" fo:border="none"/>
    </style:style>
    <style:style style:family="table-cell" style:name="odfdo_auto_2">
      <style:table-cell-properties fo:background-color="#0000A4" fo:border="none"/>
    </style:style>
    <style:style style:family="table-cell" style:name="odfdo_auto_3">
      <style:table-cell-properties fo:background-color="#0000C9" fo:border="none"/>
    </style:style>
    <style:style style:family="table-cell" style:name="odfdo_auto_4">
      <style:table-cell-properties fo:background-color="#0000ED" fo:border="none"/>
    </style:style>
    <style:style style:family="table-cell" style:name="odfdo_auto_5">
      <style:table-cell-properties fo:background-color="#0000FF" fo:border="none"/>
    </style:style>
    <style:style style:family="table-cell" style:name="odfdo_auto_6">
      <style:table-cell-properties fo:background-color="#0020FF" fo:border="none"/>
    </style:style>
    <style:style style:family="table-cell" style:name="odfdo_auto_7">
      <style:table-cell-properties fo:background-color="#0040FF" fo:border="none"/>
    </style:style>
    <style:style style:family="table-cell" style:name="odfdo_auto_8">
      <style:table-cell-properties fo:background-color="#0060FF" fo:border="none"/>
    </style:style>
    <style:style style:family="table-cell" style:name="odfdo_auto_9">
      <style:table-cell-properties fo:background-color="#0081FF" fo:border="none"/>
    </style:style>
    <style:style style:family="table-cell" style:name="odfdo_auto_10">
      <style:table-cell-properties fo:background-color="#00A1FF" fo:border="none"/>
    </style:style>
    <style:style style:family="table-cell" style:name="odfdo_auto_11">
      <style:table-cell-properties fo:background-color="#00C1FF" fo:border="none"/>
    </style:style>
    <style:style style:family="table-cell" style:name="odfdo_auto_12">
      <style:table-cell-properties fo:background-color="#00E1FB" fo:border="none"/>
    </style:style>
    <style:style style:family="table-cell" style:name="odfdo_auto_13">
      <style:table-cell-properties fo:background-color="#15FFE1" fo:border="none"/>
    </style:style>
    <style:style style:family="table-cell" style:name="odfdo_auto_14">
      <style:table-cell-properties fo:background-color="#2FFFC7" fo:border="none"/>
    </style:style>
    <style:style style:family="table-cell" style:name="odfdo_auto_15">
      <style:table-cell-properties fo:background-color="#49FFAE" fo:border="none"/>
    </style:style>
    <style:style style:family="table-cell" style:name="odfdo_auto_16">
      <style:table-cell-properties fo:background-color="#63FF94" fo:border="none"/>
    </style:style>
    <style:style style:family="table-cell" style:name="odfdo_auto_17">
      <style:table-cell-properties fo:background-color="#7DFF7A" fo:border="none"/>
    </style:style>
    <style:style style:family="table-cell" style:name="odfdo_auto_18">
      <style:table-cell-properties fo:background-color="#97FF60" fo:border="none"/>
    </style:style>
    <style:style style:family="table-cell" style:name="odfdo_auto_19">
      <style:table-cell-properties fo:background-color="#B1FF46" fo:border="none"/>
    </style:style>
    <style:style style:family="table-cell" style:name="odfdo_auto_20">
      <style:table-cell-properties fo:background-color="#CBFF2C" fo:border="none"/>
    </style:style>
    <style:style style:family="table-cell" style:name="odfdo_auto_21">
      <style:table-cell-properties fo:background-color="#E5FF12" fo:border="none"/>
    </style:style>
    <style:style style:family="table-cell" style:name="odfdo_auto_22">
      <style:table-cell-properties fo:background-color="#FFEE00" fo:border="none"/>
    </style:style>
    <style:style style:family="table-cell" style:name="odfdo_auto_23">
      <style:table-cell-properties fo:background-color="#FFD000" fo:border="none"/>
    </style:style>
    <style:style style:family="table-cell" style:name="odfdo_auto_24">
      <style:table-cell-properties fo:background-color="#FFB200" fo:border="none"/>
    </style:style>
    <style:style style:family="table-cell" style:name="odfdo_auto_25">
      <style:table-cell-properties fo:background-color="#FF9400" fo:border="none"/>
    </style:style>
    <style:style style:family="table-cell" style:name="odfdo_auto_26">
      <style:table-cell-properties fo:background-color="#FF7700" fo:border="none"/>
    </style:style>
    <style:style style:family="table-cell" style:name="odfdo_auto_27">
      <style:table-cell-properties fo:background-color="#FF5900" fo:border="none"/>
    </style:style>
    <style:style style:family="table-cell" style:name="odfdo_auto_28">
      <style:table-cell-properties fo:background-color="#FF3B00" fo:border="none"/>
    </style:style>
    <style:style style:family="table-cell" style:name="odfdo_auto_29">
      <style:table-cell-properties fo:background-color="#FF1D00" fo:border="none"/>
    </style:style>
    <style:style style:family="table-cell" style:name="odfdo_auto_30">
      <style:table-cell-properties fo:background-color="#E80000" fo:border="none"/>
    </style:style>
    <style:style style:family="table-cell" style:name="odfdo_auto_31">
      <style:table-cell-properties fo:background-color="#C40000" fo:border="none"/>
    </style:style>
    <style:style style:family="table-cell" style:name="odfdo_auto_32">
      <style:table-cell-properties fo:background-color="#9F0000" fo:border="none"/>
    </style:style>
    <style:style style:family="table-cell" style:name="odfdo_auto_33">
      <style:table-cell-properties fo:background-color="#0C0787" fo:border="none"/>
    </style:style>
    <style:style style:family="table-cell" style:name="odfdo_auto_34">
      <style:table-cell-properties fo:background-color="#1F058F" fo:border="none"/>
    </style:style>
    <style:style style:family="table-cell" style:name="odfdo_auto_35">
      <style:table-cell-properties fo:background-color="#2D0495" fo:border="none"/>
    </style:style>
    <style:style style:family="table-cell" style:name="odfdo_auto_36">
      <style:table-cell-properties fo:background-color="#3A049A" fo:border="none"/>
    </style:style>
    <style:style style:family="table-cell" style:name="odfdo_auto_37">
      <style:table-cell-properties fo:background-color="#4702A0" fo:border="none"/>
    </style:style>
    <style:style style:family="table-cell" style:name="odfdo_auto_38">
      <style:table-cell-properties fo:background-color="#5301A3" fo:border="none"/>
    </style:style>
    <style:style style:family="table-cell" style:name="odfdo_auto_39">
      <style:table-cell-properties fo:background-color="#5E00A6" fo:border="none"/>
    </style:style>
    <style:style style:family="table-cell" style:name="odfdo_auto_40">
      <style:table-cell-properties fo:background-color="#6A00A8" fo:border="none"/>
    </style:style>
    <style:style style:family="table-cell" style:name="odfdo_auto_41">
      <style:table-cell-properties fo:background-color="#7500A9" fo:border="none"/>
    </style:style>
    <style:style style:family="table-cell" style:name="odfdo_auto_42">
      <style:table-cell-properties fo:background-color="#8003A8" fo:border="none"/>
    </style:style>
    <style:style style:family="table-cell" style:name="odfdo_auto_43">
      <style:table-cell-properties fo:background-color="#8B09A5" fo:border="none"/>
    </style:style>
    <style:style style:family="table-cell" style:name="odfdo_auto_44">
      <style:table-cell-properties fo:background-color="#9511A1" fo:border="none"/>
    </style:style>
    <style:style style:family="table-cell" style:name="odfdo_auto_45">
      <style:table-cell-properties fo:background-color="#9E199D" fo:border="none"/>
    </style:style>
    <style:style style:family="table-cell" style:name="odfdo_auto_46">
      <style:table-cell-properties fo:background-color="#A92296" fo:border="none"/>
    </style:style>
    <style:style style:family="table-cell" style:name="odfdo_auto_47">
      <style:table-cell-properties fo:background-color="#B12A90" fo:border="none"/>
    </style:style>
    <style:style style:family="table-cell" style:name="odfdo_auto_48">
      <style:table-cell-properties fo:background-color="#B93289" fo:border="none"/>
    </style:style>
    <style:style style:family="table-cell" style:name="odfdo_auto_49">
      <style:table-cell-properties fo:background-color="#C13B82" fo:border="none"/>
    </style:style>
    <style:style style:family="table-cell" style:name="odfdo_auto_50">
      <style:table-cell-properties fo:background-color="#C8437B" fo:border="none"/>
    </style:style>
    <style:style style:family="table-cell" style:name="odfdo_auto_51">
      <style:table-cell-properties fo:background-color="#CF4B75" fo:border="none"/>
    </style:style>
    <style:style style:family="table-cell" style:name="odfdo_auto_52">
      <style:table-cell-properties fo:background-color="#D5536F" fo:border="none"/>
    </style:style>
    <style:style style:family="table-cell" style:name="odfdo_auto_53">
      <style:table-cell-properties fo:background-color="#DC5C68" fo:border="none"/>
    </style:style>
    <style:style style:family="table-cell" style:name="odfdo_auto_54">
      <style:table-cell-properties fo:background-color="#E16462" fo:border="none"/>
    </style:style>
    <style:style style:family="table-cell" style:name="odfdo_auto_55">
      <style:table-cell-properties fo:background-color="#E66C5C" fo:border="none"/>
    </style:style>
    <style:style style:family="table-cell" style:name="odfdo_auto_56">
      <style:table-cell-properties fo:background-color="#EC7655" fo:border="none"/>
    </style:style>
    <style:style style:family="table-cell" style:name="odfdo_auto_57">
      <style:table-cell-properties fo:background-color="#F07F4F" fo:border="none"/>
    </style:style>
    <style:style style:family="table-cell" style:name="odfdo_auto_58">
      <style:table-cell-properties fo:background-color="#F48849" fo:border="none"/>
    </style:style>
    <style:style style:family="table-cell" style:name="odfdo_auto_59">
      <style:table-cell-properties fo:background-color="#F89342" fo:border="none"/>
    </style:style>
    <style:style style:family="table-cell" style:name="odfdo_auto_60">
      <style:table-cell-properties fo:background-color="#FB9C3C" fo:border="none"/>
    </style:style>
    <style:style style:family="table-cell" style:name="odfdo_auto_61">
      <style:table-cell-properties fo:background-color="#FCA636" fo:border="none"/>
    </style:style>
    <style:style style:family="table-cell" style:name="odfdo_auto_62">
      <style:table-cell-properties fo:background-color="#FEB22F" fo:border="none"/>
    </style:style>
    <style:style style:family="table-cell" style:name="odfdo_auto_63">
      <style:table-cell-properties fo:background-color="#FEBD2A" fo:border="none"/>
    </style:style>
    <style:style style:family="table-cell" style:name="odfdo_auto_64">
      <style:table-cell-properties fo:background-color="#FFFFFF" fo:border="none"/>
    </style:style>
    <style:style style:family="table-cell" style:name="odfdo_auto_65">
      <style:table-cell-properties fo:border="none"/>
      <style:text-properties fo:color="#FF0000"/>
    </style:style>
  </office:automatic-styles>
  <office:body>
    <office:spreadsheet>
      <table:table table:name="arctan2_hold">
        <table:table-column table:number-columns-repeated="33"/>
        <table:table-row>
          <table:table-cell office:value-type="string" calcext:value-type="string" office:string-value="arctan2_hold">
            <text:p>arctan2_hold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UnsignedInfinity" table:style-name="odfdo_auto_32">
            <text:p>UnsignedInfinity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  <table:table-row>
          <table:table-cell office:value-type="string" calcext:value-type="string" office:string-value="UnsignedInfinity" table:style-name="odfdo_auto_32">
            <text:p>UnsignedInfinity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</table:table-row>
      </table:table>
      <table:table table:name="arctan2">
        <table:table-column table:number-columns-repeated="33"/>
        <table:table-row>
          <table:table-cell office:value-type="string" calcext:value-type="string" office:string-value="arctan2">
            <text:p>arctan2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UnsignedInfinity" table:style-name="odfdo_auto_32">
            <text:p>UnsignedInfinity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Expression | int" table:style-name="odfdo_auto_33">
            <text:p>Expression | int</text:p>
          </table:table-cell>
          <table:table-cell office:value-type="string" calcext:value-type="string" office:string-value="Expression | float | int" table:style-name="odfdo_auto_34">
            <text:p>Expression | float | in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Integer | Expression | ComplexNumber" table:style-name="odfdo_auto_38">
            <text:p>Integer | Expression | ComplexNumber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Integer | Expression | RealDoubleElement_gsl" table:style-name="odfdo_auto_39">
            <text:p>Integer | Expression | RealDoubleElement_gsl</text:p>
          </table:table-cell>
          <table:table-cell office:value-type="string" calcext:value-type="string" office:string-value="Integer | RealBall | Expression" table:style-name="odfdo_auto_40">
            <text:p>Integer | RealBall | Expression</text:p>
          </table:table-cell>
          <table:table-cell office:value-type="string" calcext:value-type="string" office:string-value="Integer | RealIntervalFieldElement | Expression" table:style-name="odfdo_auto_41">
            <text:p>Integer | RealIntervalFieldElement | Expression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Expression | float" table:style-name="odfdo_auto_42">
            <text:p>Expression | float</text:p>
          </table:table-cell>
          <table:table-cell office:value-type="string" calcext:value-type="string" office:string-value="Expression | float" table:style-name="odfdo_auto_42">
            <text:p>Expression | 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Expression | float" table:style-name="odfdo_auto_42">
            <text:p>Expression | floa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float" table:style-name="odfdo_auto_42">
            <text:p>Expression | floa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float" table:style-name="odfdo_auto_42">
            <text:p>Expression | float</text:p>
          </table:table-cell>
          <table:table-cell office:value-type="string" calcext:value-type="string" office:string-value="Expression | float" table:style-name="odfdo_auto_42">
            <text:p>Expression | float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float" table:style-name="odfdo_auto_42">
            <text:p>Expression | float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</table:table-row>
        <table:table-row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</table:table-row>
        <table:table-row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</table:table-row>
        <table:table-row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</table:table-row>
        <table:table-row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</table:table-row>
        <table:table-row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 | float" table:style-name="odfdo_auto_48">
            <text:p>Expression | Integer | 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 | RealNumber" table:style-name="odfdo_auto_49">
            <text:p>Expression | Integer | RealNumber</text:p>
          </table:table-cell>
          <table:table-cell office:value-type="string" calcext:value-type="string" office:string-value="Expression | Integer | ComplexNumber" table:style-name="odfdo_auto_50">
            <text:p>Expression | Integer | ComplexNumb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RealDoubleElement_gsl | Integer | Expression" table:style-name="odfdo_auto_51">
            <text:p>RealDoubleElement_gsl | Integer | Expression</text:p>
          </table:table-cell>
          <table:table-cell office:value-type="string" calcext:value-type="string" office:string-value="Integer | RealBall | Expression" table:style-name="odfdo_auto_40">
            <text:p>Integer | RealBall | Expression</text:p>
          </table:table-cell>
          <table:table-cell office:value-type="string" calcext:value-type="string" office:string-value="RealIntervalFieldElement | Integer | Expression" table:style-name="odfdo_auto_52">
            <text:p>RealIntervalFieldElement | Integer | Expression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</table:table-row>
        <table:table-row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Integer | float | Expression" table:style-name="odfdo_auto_53">
            <text:p>Integer | float | Expression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 | RealNumber" table:style-name="odfdo_auto_49">
            <text:p>Expression | Integer | RealNumber</text:p>
          </table:table-cell>
          <table:table-cell office:value-type="string" calcext:value-type="string" office:string-value="Expression | Integer | ComplexNumber" table:style-name="odfdo_auto_50">
            <text:p>Expression | Integer | ComplexNumb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RealDoubleElement_gsl | Integer | Expression" table:style-name="odfdo_auto_51">
            <text:p>RealDoubleElement_gsl | Integer | Expression</text:p>
          </table:table-cell>
          <table:table-cell office:value-type="string" calcext:value-type="string" office:string-value="Integer | RealBall | Expression" table:style-name="odfdo_auto_40">
            <text:p>Integer | RealBall | Expression</text:p>
          </table:table-cell>
          <table:table-cell office:value-type="string" calcext:value-type="string" office:string-value="RealIntervalFieldElement | Integer | Expression" table:style-name="odfdo_auto_52">
            <text:p>RealIntervalFieldElement | Integer | Expression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Integer | float | Expression" table:style-name="odfdo_auto_53">
            <text:p>Integer | float | Expression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RealDoubleElement_gsl | Integer | Expression" table:style-name="odfdo_auto_51">
            <text:p>RealDoubleElement_gsl | Integer | Expression</text:p>
          </table:table-cell>
          <table:table-cell office:value-type="string" calcext:value-type="string" office:string-value="Integer | RealBall | Expression" table:style-name="odfdo_auto_40">
            <text:p>Integer | RealBall | Expression</text:p>
          </table:table-cell>
          <table:table-cell office:value-type="string" calcext:value-type="string" office:string-value="RealIntervalFieldElement | Integer | Expression" table:style-name="odfdo_auto_52">
            <text:p>RealIntervalFieldElement | Integer | Expression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ComplexBall | Expression" table:style-name="odfdo_auto_55">
            <text:p>ComplexBall | Expression</text:p>
          </table:table-cell>
          <table:table-cell office:value-type="string" calcext:value-type="string" office:string-value="Expression | ComplexIntervalFieldElement" table:style-name="odfdo_auto_56">
            <text:p>Expression | ComplexIntervalFieldElement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Integer | float | Expression" table:style-name="odfdo_auto_53">
            <text:p>Integer | float | Expression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RealDoubleElement_gsl | Integer | Expression" table:style-name="odfdo_auto_51">
            <text:p>RealDoubleElement_gsl | Integer | Expression</text:p>
          </table:table-cell>
          <table:table-cell office:value-type="string" calcext:value-type="string" office:string-value="Integer | RealBall | Expression" table:style-name="odfdo_auto_40">
            <text:p>Integer | RealBall | Expression</text:p>
          </table:table-cell>
          <table:table-cell office:value-type="string" calcext:value-type="string" office:string-value="RealIntervalFieldElement | Integer | Expression" table:style-name="odfdo_auto_52">
            <text:p>RealIntervalFieldElement | Integer | Expression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ComplexBall | Expression" table:style-name="odfdo_auto_55">
            <text:p>ComplexBall | Expression</text:p>
          </table:table-cell>
          <table:table-cell office:value-type="string" calcext:value-type="string" office:string-value="Expression | ComplexIntervalFieldElement" table:style-name="odfdo_auto_56">
            <text:p>Expression | ComplexIntervalFieldElement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Expression | Integer | RealNumber" table:style-name="odfdo_auto_49">
            <text:p>Expression | Integer | RealNumber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Expression | Integer | RealNumber" table:style-name="odfdo_auto_49">
            <text:p>Expression | Integer | RealNumb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Integer | RealNumber" table:style-name="odfdo_auto_49">
            <text:p>Expression | Integer | Real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 | RealNumber" table:style-name="odfdo_auto_49">
            <text:p>Expression | Integer | Real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RealDoubleElement_gsl | Integer | Expression" table:style-name="odfdo_auto_51">
            <text:p>RealDoubleElement_gsl | Integer | Expression</text:p>
          </table:table-cell>
          <table:table-cell office:value-type="string" calcext:value-type="string" office:string-value="Integer | TypeError | Expression" table:style-name="odfdo_auto_57">
            <text:p>Integer | TypeError | Expression</text:p>
          </table:table-cell>
          <table:table-cell office:value-type="string" calcext:value-type="string" office:string-value="Integer | TypeError | Expression" table:style-name="odfdo_auto_57">
            <text:p>Integer | TypeError | Expression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Expression | Integer | ComplexNumber" table:style-name="odfdo_auto_50">
            <text:p>Expression | Integer | ComplexNumber</text:p>
          </table:table-cell>
          <table:table-cell office:value-type="string" calcext:value-type="string" office:string-value="Integer | Expression | ComplexNumber" table:style-name="odfdo_auto_38">
            <text:p>Integer | Expression | Complex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NotImplementedError | ndarray" table:style-name="odfdo_auto_46">
            <text:p>NotImplementedError | ndarray</text:p>
          </table:table-cell>
          <table:table-cell office:value-type="string" calcext:value-type="string" office:string-value="Expression | Integer | ComplexNumber" table:style-name="odfdo_auto_50">
            <text:p>Expression | Integer | ComplexNumb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Integer | ComplexNumber" table:style-name="odfdo_auto_50">
            <text:p>Expression | Integer | Complex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 | ComplexNumber" table:style-name="odfdo_auto_50">
            <text:p>Expression | Integer | Complex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Integer | Expression | ComplexNumber" table:style-name="odfdo_auto_38">
            <text:p>Integer | Expression | ComplexNumber</text:p>
          </table:table-cell>
          <table:table-cell office:value-type="string" calcext:value-type="string" office:string-value="Integer | Expression | ComplexNumber" table:style-name="odfdo_auto_38">
            <text:p>Integer | Expression | ComplexNumber</text:p>
          </table:table-cell>
          <table:table-cell office:value-type="string" calcext:value-type="string" office:string-value="Integer | TypeError | Expression" table:style-name="odfdo_auto_57">
            <text:p>Integer | TypeError | Expression</text:p>
          </table:table-cell>
          <table:table-cell office:value-type="string" calcext:value-type="string" office:string-value="Integer | TypeError | Expression" table:style-name="odfdo_auto_57">
            <text:p>Integer | TypeError | Expression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Integer | float | Expression" table:style-name="odfdo_auto_53">
            <text:p>Integer | float | Expression</text:p>
          </table:table-cell>
          <table:table-cell office:value-type="string" calcext:value-type="string" office:string-value="Expression | complex" table:style-name="odfdo_auto_45">
            <text:p>Expression | 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 | Integer | RealNumber" table:style-name="odfdo_auto_49">
            <text:p>Expression | Integer | RealNumber</text:p>
          </table:table-cell>
          <table:table-cell office:value-type="string" calcext:value-type="string" office:string-value="Expression | Integer | ComplexNumber" table:style-name="odfdo_auto_50">
            <text:p>Expression | Integer | ComplexNumber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RealNumber | Expression" table:style-name="odfdo_auto_37">
            <text:p>Integer | RealNumber | Expression</text:p>
          </table:table-cell>
          <table:table-cell office:value-type="string" calcext:value-type="string" office:string-value="RealDoubleElement_gsl | Integer | Expression" table:style-name="odfdo_auto_51">
            <text:p>RealDoubleElement_gsl | Integer | Expression</text:p>
          </table:table-cell>
          <table:table-cell office:value-type="string" calcext:value-type="string" office:string-value="Integer | RealBall | Expression" table:style-name="odfdo_auto_40">
            <text:p>Integer | RealBall | Expression</text:p>
          </table:table-cell>
          <table:table-cell office:value-type="string" calcext:value-type="string" office:string-value="RealIntervalFieldElement | Integer | Expression" table:style-name="odfdo_auto_52">
            <text:p>RealIntervalFieldElement | Integer | Expression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ComplexBall | Expression" table:style-name="odfdo_auto_55">
            <text:p>ComplexBall | Expression</text:p>
          </table:table-cell>
          <table:table-cell office:value-type="string" calcext:value-type="string" office:string-value="Expression | ComplexIntervalFieldElement" table:style-name="odfdo_auto_56">
            <text:p>Expression | ComplexIntervalFieldElement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Expression | RealDoubleElement_gsl" table:style-name="odfdo_auto_59">
            <text:p>Expression | RealDoubleElement_gsl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float64" table:style-name="odfdo_auto_35">
            <text:p>float64</text:p>
          </table:table-cell>
          <table:table-cell office:value-type="string" calcext:value-type="string" office:string-value="RealDoubleElement_gsl | Expression" table:style-name="odfdo_auto_60">
            <text:p>RealDoubleElement_gsl | 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RealDoubleElement_gsl | Expression" table:style-name="odfdo_auto_60">
            <text:p>RealDoubleElement_gsl | 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ealDoubleElement_gsl | Expression" table:style-name="odfdo_auto_60">
            <text:p>RealDoubleElement_gsl | Expression</text:p>
          </table:table-cell>
          <table:table-cell office:value-type="string" calcext:value-type="string" office:string-value="RealDoubleElement_gsl | Expression" table:style-name="odfdo_auto_60">
            <text:p>RealDoubleElement_gsl | Expression</text:p>
          </table:table-cell>
          <table:table-cell office:value-type="string" calcext:value-type="string" office:string-value="Expression | RealNumber" table:style-name="odfdo_auto_43">
            <text:p>Expression | Real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RealDoubleElement_gsl | Expression" table:style-name="odfdo_auto_60">
            <text:p>RealDoubleElement_gsl | Expression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Expression | RealBall" table:style-name="odfdo_auto_61">
            <text:p>Expression | Real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Expression | RealBall" table:style-name="odfdo_auto_61">
            <text:p>Expression | Real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 | RealBall" table:style-name="odfdo_auto_61">
            <text:p>Expression | RealBal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RealBall" table:style-name="odfdo_auto_61">
            <text:p>Expression | RealBall</text:p>
          </table:table-cell>
          <table:table-cell office:value-type="string" calcext:value-type="string" office:string-value="Expression | RealBall" table:style-name="odfdo_auto_61">
            <text:p>Expression | RealBall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RealBall" table:style-name="odfdo_auto_61">
            <text:p>Expression | RealBall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Expression | RealIntervalFieldElement" table:style-name="odfdo_auto_62">
            <text:p>Expression | RealIntervalField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RealIntervalFieldElement | Expression" table:style-name="odfdo_auto_63">
            <text:p>RealIntervalFieldElement | 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RealIntervalFieldElement | Expression" table:style-name="odfdo_auto_63">
            <text:p>RealIntervalFieldElement | 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ealIntervalFieldElement | Expression" table:style-name="odfdo_auto_63">
            <text:p>RealIntervalFieldElement | Expression</text:p>
          </table:table-cell>
          <table:table-cell office:value-type="string" calcext:value-type="string" office:string-value="RealIntervalFieldElement | Expression" table:style-name="odfdo_auto_63">
            <text:p>RealIntervalFieldElement | Expression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RealIntervalFieldElement | Expression" table:style-name="odfdo_auto_63">
            <text:p>RealIntervalFieldElement | Expression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NotImplementedError" table:style-name="odfdo_auto_65">
            <text:p>NotImplementedErro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Expression | ComplexNumber" table:style-name="odfdo_auto_44">
            <text:p>Expression | ComplexNumber</text:p>
          </table:table-cell>
          <table:table-cell office:value-type="string" calcext:value-type="string" office:string-value="Expression | ComplexDoubleElement" table:style-name="odfdo_auto_54">
            <text:p>Expression | ComplexDoubleElement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ComplexBall | Expression" table:style-name="odfdo_auto_55">
            <text:p>ComplexBall | Expression</text:p>
          </table:table-cell>
          <table:table-cell office:value-type="string" calcext:value-type="string" office:string-value="ComplexBall | Expression" table:style-name="odfdo_auto_55">
            <text:p>ComplexBall | Expression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ComplexBall | Expression" table:style-name="odfdo_auto_55">
            <text:p>ComplexBall | Expression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 | ComplexIntervalFieldElement" table:style-name="odfdo_auto_56">
            <text:p>Expression | ComplexIntervalFieldElement</text:p>
          </table:table-cell>
          <table:table-cell office:value-type="string" calcext:value-type="string" office:string-value="Expression | ComplexIntervalFieldElement" table:style-name="odfdo_auto_56">
            <text:p>Expression | ComplexIntervalFieldElement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TypeError" table:style-name="odfdo_auto_58">
            <text:p>Expression | TypeError</text:p>
          </table:table-cell>
          <table:table-cell office:value-type="string" calcext:value-type="string" office:string-value="Expression | ComplexIntervalFieldElement" table:style-name="odfdo_auto_56">
            <text:p>Expression | ComplexIntervalFieldElement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Expression | Integer" table:style-name="odfdo_auto_47">
            <text:p>Expression | 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Integer | Expression" table:style-name="odfdo_auto_36">
            <text:p>Integer | Expression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  <table:table-row>
          <table:table-cell office:value-type="string" calcext:value-type="string" office:string-value="UnsignedInfinity" table:style-name="odfdo_auto_32">
            <text:p>UnsignedInfinity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AttributeError" table:style-name="odfdo_auto_65">
            <text:p>Attribut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TypeError" table:style-name="odfdo_auto_65">
            <text:p>Typ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  <table:table-cell office:value-type="string" calcext:value-type="string" office:string-value="RuntimeError" table:style-name="odfdo_auto_65">
            <text:p>RuntimeError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